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4.6134in"/>
    </style:style>
    <style:style style:name="co7" style:family="table-column">
      <style:table-column-properties fo:break-before="auto" style:column-width="2.0402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1.8472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16.3535in"/>
    </style:style>
    <style:style style:name="co14" style:family="table-column">
      <style:table-column-properties fo:break-before="auto" style:column-width="4.0772in"/>
    </style:style>
    <style:style style:name="co15" style:family="table-column">
      <style:table-column-properties fo:break-before="auto" style:column-width="3.6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Bool" style:family="table-cell" style:parent-style-name="Default" style:data-style-name="N99"/>
  </office:automatic-styles>
  <office:body>
    <office:spreadsheet>
      <table:table table:name="From Matching" table:style-name="ta1">
        <table:table-column table:style-name="co1" table:number-columns-repeated="12" table:default-cell-style-name="Default"/>
        <table:table-column table:style-name="co1" table:default-cell-style-name="cBool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Blanc de Rouge Extra Dry</text:p>
          </table:table-cell>
          <table:table-cell office:value-type="string" calcext:value-type="string">
            <text:p>Hartmann Donà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1575" calcext:value-type="float">
            <text:p>15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las Preis: 9.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Art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1510" calcext:value-type="float">
            <text:p>15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las Preis: 9.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Ruinart Brut Bu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200" calcext:value-type="float">
            <text:p>12200</text:p>
          </table:table-cell>
          <table:table-cell office:value-type="float" office:value="5550" calcext:value-type="float">
            <text:p>5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las Preis: 20.0Handlese, BS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/>
          <table:table-cell office:value-type="string" calcext:value-type="string">
            <text:p>Bruno Paillard Blanc de Blancs Réserve Cuvée Grand Cru Extra Brut</text:p>
          </table:table-cell>
          <table:table-cell office:value-type="string" calcext:value-type="string">
            <text:p>Bruno Pa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300" calcext:value-type="float">
            <text:p>16300</text:p>
          </table:table-cell>
          <table:table-cell office:value-type="float" office:value="7390" calcext:value-type="float">
            <text:p>7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Glas Preis: 27.04 Jahre auf der Hef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/>
          <table:table-cell office:value-type="string" calcext:value-type="string">
            <text:p>Rosé Cuvée de Reserve Brut</text:p>
          </table:table-cell>
          <table:table-cell office:value-type="string" calcext:value-type="string">
            <text:p>Alain Couvr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2650" calcext:value-type="float">
            <text:p>26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Glas Preis: 14.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Ruinart Bru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PICCOLO</text:p>
          </table:table-cell>
          <table:table-cell office:value-type="float" office:value="0" calcext:value-type="float">
            <text:p>0</text:p>
          </table:table-cell>
          <table:table-cell office:value-type="float" office:value="9300" calcext:value-type="float">
            <text:p>9300</text:p>
          </table:table-cell>
          <table:table-cell office:value-type="float" office:value="3390" calcext:value-type="float">
            <text:p>3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Glas Preis: 15.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/>
          <table:table-cell office:value-type="string" calcext:value-type="string">
            <text:p>Ruinart Brut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7500" calcext:value-type="float">
            <text:p>27500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/>
          <table:table-cell office:value-type="string" calcext:value-type="string">
            <text:p>MADEI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200" calcext:value-type="float">
            <text:p>9200</text:p>
          </table:table-cell>
          <table:table-cell office:value-type="float" office:value="3350" calcext:value-type="float">
            <text:p>3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Glas Preis: 15.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Weissburgunder De Silva</text:p>
          </table:table-cell>
          <table:table-cell office:value-type="string" calcext:value-type="string">
            <text:p>Peter Sölva &amp; Söh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las Preis: 8.0500m.ü.M. nach der Vergärung auf der feinen Hefe bis zur Abfüllung.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ie Perle nummer im keller ändern</text:p>
          </table:table-cell>
          <table:table-cell office:value-type="string" calcext:value-type="string">
            <text:p>Ansitz Dolomythos - Panta 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Glas Preis: 20.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Glas Preis: 7.0Vinifik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MProject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600" calcext:value-type="float">
            <text:p>10600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Glas Preis: 17.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Blauschiefer</text:p>
          </table:table-cell>
          <table:table-cell office:value-type="string" calcext:value-type="string">
            <text:p>Dr. Loo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00" calcext:value-type="float">
            <text:p>4800</text:p>
          </table:table-cell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Glas Preis: 8.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esthofen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2900" calcext:value-type="float">
            <text:p>2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8</text:p>
          </table:table-cell>
          <table:table-cell office:value-type="string" calcext:value-type="string">
            <text:p>Glas Preis: 13.0spontan vergoren. Ausbau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Kiedrich Turmberg</text:p>
          </table:table-cell>
          <table:table-cell office:value-type="string" calcext:value-type="string">
            <text:p>Robert Wei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000" calcext:value-type="float">
            <text:p>7000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Glas Preis: 11.0Baut nur Riesling an. Handlese, beginnt selten vor Oktober und dauert bis zu 8 Wochen( nur die beste Qualität). Rebalter; 50+.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Glas Preis: 8.0230-320m.ü.M. Gärung; Edelstahltank. Ausbau; BA, 8 Monate in grossen und kleinen EichenHolzfässern.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a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300" calcext:value-type="float">
            <text:p>6300</text:p>
          </table:table-cell>
          <table:table-cell office:value-type="float" office:value="1889" calcext:value-type="float">
            <text:p>1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6</text:p>
          </table:table-cell>
          <table:table-cell office:value-type="string" calcext:value-type="string">
            <text:p>Glas Preis: 10.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Reyter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400" calcext:value-type="float">
            <text:p>5400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Glas Preis: 8.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o Morar Valpolicella Ripasso</text:p>
          </table:table-cell>
          <table:table-cell office:value-type="string" calcext:value-type="string">
            <text:p>Viv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300" calcext:value-type="float">
            <text:p>5300</text:p>
          </table:table-cell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7</text:p>
          </table:table-cell>
          <table:table-cell office:value-type="string" calcext:value-type="string">
            <text:p>Glas Preis: 8.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Riserva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6500" calcext:value-type="float">
            <text:p>16500</text:p>
          </table:table-cell>
          <table:table-cell office:value-type="float" office:value="6475" calcext:value-type="float">
            <text:p>6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</text:p>
          </table:table-cell>
          <table:table-cell office:value-type="string" calcext:value-type="string">
            <text:p>Glas Preis: 27.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</text:p>
          </table:table-cell>
          <table:table-cell office:value-type="string" calcext:value-type="string">
            <text:p>Terres Rôt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9500" calcext:value-type="float">
            <text:p>9500</text:p>
          </table:table-cell>
          <table:table-cell office:value-type="float" office:value="3450" calcext:value-type="float">
            <text:p>34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1</text:p>
          </table:table-cell>
          <table:table-cell office:value-type="string" calcext:value-type="string">
            <text:p>Glas Preis: 15.0Seit 3 Generationen der Familie Guigal.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istom Louis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200" calcext:value-type="float">
            <text:p>15200</text:p>
          </table:table-cell>
          <table:table-cell office:value-type="float" office:value="6930" calcext:value-type="float">
            <text:p>6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7</text:p>
          </table:table-cell>
          <table:table-cell office:value-type="string" calcext:value-type="string">
            <text:p>Glas Preis: 25.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38</text:p>
          </table:table-cell>
          <table:table-cell/>
          <table:table-cell office:value-type="string" calcext:value-type="string">
            <text:p>Null Alkohol Rot Baden</text:p>
          </table:table-cell>
          <table:table-cell office:value-type="string" calcext:value-type="string">
            <text:p>Löff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38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41</text:p>
          </table:table-cell>
          <table:table-cell/>
          <table:table-cell office:value-type="string" calcext:value-type="string">
            <text:p>steinbo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1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</table:table>
      <table:table table:name="Duplicates" table:style-name="ta1">
        <table:table-column table:style-name="co1" table:default-cell-style-name="cBool"/>
        <table:table-column table:style-name="co1" table:number-columns-repeated="12" table:default-cell-style-name="Default"/>
        <table:table-column table:style-name="co1" table:default-cell-style-name="cBool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000" calcext:value-type="float">
            <text:p>11000</text:p>
          </table:table-cell>
          <table:table-cell office:value-type="float" office:value="4004" calcext:value-type="float">
            <text:p>4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Glas Preis: 18.0Ausbau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ry507c65jp5spd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Zenato</text:p>
          </table:table-cell>
          <table:table-cell office:value-type="float" office:value="40.05495" calcext:value-type="float">
            <text:p>40.054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000" calcext:value-type="float">
            <text:p>11000</text:p>
          </table:table-cell>
          <table:table-cell office:value-type="float" office:value="4004" calcext:value-type="float">
            <text:p>4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Glas Preis: 18.0Ausbau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d2ry507c65jp5spd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Zenato</text:p>
          </table:table-cell>
          <table:table-cell office:value-type="float" office:value="40.054943" calcext:value-type="float">
            <text:p>40.0549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 Folon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800" calcext:value-type="float">
            <text:p>8800</text:p>
          </table:table-cell>
          <table:table-cell office:value-type="float" office:value="3190" calcext:value-type="float">
            <text:p>3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Glas Preis: 14.0300m.ü.M. Gärung im Stahltank. Mazeration für 15-18 Tage. Ausbau; Assemblage, in franz. Eichenfässern 30% neu, 40% zweite Belgeung, 30% dritte Belegung. 16-18 Moante. 6 Monate Flaschenlagerung.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9.70214" calcext:value-type="float">
            <text:p>59.702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 Folon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800" calcext:value-type="float">
            <text:p>8800</text:p>
          </table:table-cell>
          <table:table-cell office:value-type="float" office:value="3190" calcext:value-type="float">
            <text:p>3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Glas Preis: 14.0300m.ü.M. Gärung im Stahltank. Mazeration für 15-18 Tage. Ausbau; Assemblage, in franz. Eichenfässern 30% neu, 40% zweite Belgeung, 30% dritte Belegung. 16-18 Moante. 6 Monate Flaschenlagerung.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9.70213" calcext:value-type="float">
            <text:p>59.702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000" calcext:value-type="float">
            <text:p>6000</text:p>
          </table:table-cell>
          <table:table-cell office:value-type="float" office:value="1782" calcext:value-type="float">
            <text:p>1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Glas Preis: 9.0380m.ü.M. Gärung; 7 Tage Fermentation. Mazeration auf der Schale 30 tage. BSA. Ausbau; 12 Monate im Eichenholz 25/30hl, Barrique 225l, Tonneau 500l. 6 Monate Flaschenlagerung.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80ad7c5wa8rrr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ei Rampolla</text:p>
          </table:table-cell>
          <table:table-cell office:value-type="float" office:value="46.57003" calcext:value-type="float">
            <text:p>46.57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000" calcext:value-type="float">
            <text:p>6000</text:p>
          </table:table-cell>
          <table:table-cell office:value-type="float" office:value="1782" calcext:value-type="float">
            <text:p>1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Glas Preis: 9.0380m.ü.M. Gärung; 7 Tage Fermentation. Mazeration auf der Schale 30 tage. BSA. Ausbau; 12 Monate im Eichenholz 25/30hl, Barrique 225l, Tonneau 500l. 6 Monate Flaschenlagerung.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s380ad7c5wa8rrr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ei Rampolla</text:p>
          </table:table-cell>
          <table:table-cell office:value-type="float" office:value="46.570026" calcext:value-type="float">
            <text:p>46.5700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Lafoa</text:p>
          </table:table-cell>
          <table:table-cell office:value-type="string" calcext:value-type="string">
            <text:p>Schreckbichl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2790" calcext:value-type="float">
            <text:p>27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Glas Preis: 14.0400m.ü.M. Gärun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fóa Cabernet Sauvignon</text:p>
          </table:table-cell>
          <table:table-cell office:value-type="string" calcext:value-type="string">
            <text:p>Colterenzio (Schreckbichl)</text:p>
          </table:table-cell>
          <table:table-cell office:value-type="float" office:value="48.71919" calcext:value-type="float">
            <text:p>48.719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oa</text:p>
          </table:table-cell>
          <table:table-cell office:value-type="string" calcext:value-type="string">
            <text:p>Schreckbichl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100" calcext:value-type="float">
            <text:p>12100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Glas Preis: 20.0430m.ü.M. Gärung; Maischgärng für 10 Tage mit Umwälzung, Mazeration für 10-14 Tage. Ausbau; neue &amp; gebrauchte Barique mit BSA, 18 Monate mit mehrmaligem "umziehen". Grobfilt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fóa Cabernet Sauvignon</text:p>
          </table:table-cell>
          <table:table-cell office:value-type="string" calcext:value-type="string">
            <text:p>Colterenzio (Schreckbichl)</text:p>
          </table:table-cell>
          <table:table-cell office:value-type="float" office:value="54.457806" calcext:value-type="float">
            <text:p>54.4578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Cor Römigber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100" calcext:value-type="float">
            <text:p>10100</text:p>
          </table:table-cell>
          <table:table-cell office:value-type="float" office:value="3690" calcext:value-type="float">
            <text:p>36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33</text:p>
          </table:table-cell>
          <table:table-cell office:value-type="string" calcext:value-type="string">
            <text:p>Glas Preis: 16.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Icor</text:p>
          </table:table-cell>
          <table:table-cell office:value-type="float" office:value="19.16002" calcext:value-type="float">
            <text:p>19.160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cor Römigberg</text:p>
          </table:table-cell>
          <table:table-cell office:value-type="string" calcext:value-type="string">
            <text:p>Tenutae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4420" calcext:value-type="float">
            <text:p>4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Glas Preis: 20.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36.536037" calcext:value-type="float">
            <text:p>36.5360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1</text:p>
          </table:table-cell>
          <table:table-cell/>
          <table:table-cell office:value-type="string" calcext:value-type="string">
            <text:p>Cuvée Marian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300" calcext:value-type="float">
            <text:p>11300</text:p>
          </table:table-cell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Glas Preis: 18.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tana Cuvée Rouge</text:p>
          </table:table-cell>
          <table:table-cell office:value-type="string" calcext:value-type="string">
            <text:p>Marianne</text:p>
          </table:table-cell>
          <table:table-cell office:value-type="float" office:value="29.711048" calcext:value-type="float">
            <text:p>29.7110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3</text:p>
          </table:table-cell>
          <table:table-cell/>
          <table:table-cell office:value-type="string" calcext:value-type="string">
            <text:p>cuvée marian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300" calcext:value-type="float">
            <text:p>12300</text:p>
          </table:table-cell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Glas Preis: 20.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tana Cuvée Rouge</text:p>
          </table:table-cell>
          <table:table-cell office:value-type="string" calcext:value-type="string">
            <text:p>Marianne</text:p>
          </table:table-cell>
          <table:table-cell office:value-type="float" office:value="29.711048" calcext:value-type="float">
            <text:p>29.7110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BIO</text:p>
          </table:table-cell>
          <table:table-cell office:value-type="string" calcext:value-type="string">
            <text:p>Garli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Glas Preis: 7.0600-800m.ü.M. Gärung &amp; Ausbau im Holzfas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g0f8xz6ajamezrspd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Garlider</text:p>
          </table:table-cell>
          <table:table-cell office:value-type="float" office:value="35.940487" calcext:value-type="float">
            <text:p>35.940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BIO</text:p>
          </table:table-cell>
          <table:table-cell office:value-type="string" calcext:value-type="string">
            <text:p>Garli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Glas Preis: 7.0600-800m.ü.M. Gärung &amp; Ausbau im Holzfas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zm1g0f8xz6ajamezrspd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Garlider</text:p>
          </table:table-cell>
          <table:table-cell office:value-type="float" office:value="35.940495" calcext:value-type="float">
            <text:p>35.940495</text:p>
          </table:table-cell>
        </table:table-row>
      </table:table>
      <table:table table:name="Unclear from the beginnin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torage_area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dosage</text:p>
          </table:table-cell>
          <table:table-cell/>
          <table:table-cell office:value-type="string" calcext:value-type="string">
            <text:p>winery_nam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ther vintages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sales_price</text:p>
          </table:table-cell>
          <table:table-cell office:value-type="string" calcext:value-type="string">
            <text:p>glass_price</text:p>
          </table:table-cell>
          <table:table-cell office:value-type="string" calcext:value-type="string">
            <text:p>internal_notes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Weissburgunder Eichhorn </text:p>
          </table:table-cell>
          <table:table-cell office:value-type="string" calcext:value-type="string">
            <text:p>BIO</text:p>
          </table:table-cell>
          <table:table-cell table:number-columns-repeated="2"/>
          <table:table-cell office:value-type="string" calcext:value-type="string">
            <text:p>Manincor</text:p>
          </table:table-cell>
          <table:table-cell office:value-type="float" office:value="2022" calcext:value-type="float">
            <text:p>2022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2 euro2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0m.ü.M, 8h Mazeration, Gärung; spontan im Holzfass mit Traubeneigenen Hefen, Ausbau; 9 Monate auf der Feinhefe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Haberle </text:p>
          </table:table-cell>
          <table:table-cell table:number-columns-repeated="3"/>
          <table:table-cell office:value-type="string" calcext:value-type="string">
            <text:p>Alois Lageder</text:p>
          </table:table-cell>
          <table:table-cell office:value-type="float" office:value="2018" calcext:value-type="float">
            <text:p>2018</text:p>
          </table:table-cell>
          <table:table-cell office:value-type="float" office:value="14.49" calcext:value-type="float">
            <text:p>14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 versalto bio 2021- 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80-520m.ü.M. Gärung: Edelstahltank, Ausbau; 6 Moante auf der Feinhefe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ontiggl</text:p>
          </table:table-cell>
          <table:table-cell table:number-columns-repeated="3"/>
          <table:table-cell office:value-type="string" calcext:value-type="string">
            <text:p>St. Michael Eppan</text:p>
          </table:table-cell>
          <table:table-cell office:value-type="float" office:value="2020" calcext:value-type="float">
            <text:p>2020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2-1 Fallwin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R </text:p>
          </table:table-cell>
          <table:table-cell table:number-columns-repeated="3"/>
          <table:table-cell office:value-type="string" calcext:value-type="string">
            <text:p>Köfererhof</text:p>
          </table:table-cell>
          <table:table-cell office:value-type="float" office:value="2019" calcext:value-type="float">
            <text:p>2019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 2022-1 (21,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0-750m.ü.M. Gärung &amp; Ausbau im Edelstahl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Quarz</text:p>
          </table:table-cell>
          <table:table-cell table:number-columns-repeated="3"/>
          <table:table-cell office:value-type="string" calcext:value-type="string">
            <text:p>Kellerei Terlan</text:p>
          </table:table-cell>
          <table:table-cell office:value-type="float" office:value="2020" calcext:value-type="float">
            <text:p>2020</text:p>
          </table:table-cell>
          <table:table-cell office:value-type="float" office:value="29.9" calcext:value-type="float">
            <text:p>29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hos Weiss </text:p>
          </table:table-cell>
          <table:table-cell table:number-columns-repeated="2"/>
          <table:table-cell office:value-type="string" calcext:value-type="string">
            <text:p>sauvignon, riesling, pinot grigio, …</text:p>
          </table:table-cell>
          <table:table-cell office:value-type="string" calcext:value-type="string">
            <text:p>Ansitz Dolomythos - Panta Rei</text:p>
          </table:table-cell>
          <table:table-cell office:value-type="float" office:value="2018" calcext:value-type="float">
            <text:p>2018</text:p>
          </table:table-cell>
          <table:table-cell office:value-type="float" office:value="29.9" calcext:value-type="float">
            <text:p>29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horenflaschen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0l Holzfässern vergoren und 24 Monate gelagert. 400m.ü.M. Professor Rainer Zierock(Verstorben 09), hat das ganze Weinanwesen nach seinen Wünschen umgebaut, die griechische Mythologie stand dabei im Mittelpunkt.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s Handwerk</text:p>
          </table:table-cell>
          <table:table-cell table:number-columns-repeated="2"/>
          <table:table-cell office:value-type="string" calcext:value-type="string">
            <text:p>60% Chardonnay, 20% Weissburgunder, 20% Sauvignon</text:p>
          </table:table-cell>
          <table:table-cell office:value-type="string" calcext:value-type="string">
            <text:p>Kellerei Kiemberger</text:p>
          </table:table-cell>
          <table:table-cell office:value-type="float" office:value="2021" calcext:value-type="float">
            <text:p>2021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e Alte </text:p>
          </table:table-cell>
          <table:table-cell table:number-columns-repeated="2"/>
          <table:table-cell office:value-type="string" calcext:value-type="string">
            <text:p>tocai friulano, pinot blanc, sauvignon</text:p>
          </table:table-cell>
          <table:table-cell office:value-type="string" calcext:value-type="string">
            <text:p>Felluga</text:p>
          </table:table-cell>
          <table:table-cell office:value-type="float" office:value="2015" calcext:value-type="float">
            <text:p>2015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 2020-3 <text:s/>2021-1 (63,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ndlese.Ausbau; 10 Monate, Friulano in kleinen franz. Eichenholz ausgebaut, Pinot blanc &amp; Sauvignon im Stahlfass augebaut. Nach der Assemblage 9 Monate Flaschenlagerung.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</text:p>
          </table:table-cell>
          <table:table-cell table:number-columns-repeated="2"/>
          <table:table-cell office:value-type="string" calcext:value-type="string">
            <text:p>chardonnay</text:p>
          </table:table-cell>
          <table:table-cell office:value-type="string" calcext:value-type="string">
            <text:p>Gaja</text:p>
          </table:table-cell>
          <table:table-cell office:value-type="float" office:value="2021" calcext:value-type="float">
            <text:p>20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2 (59,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is. Gärung</text:p>
          </table:table-cell>
          <table:table-cell office:value-type="string" calcext:value-type="string">
            <text:p><text:s/>4 Wochen im Stahl.BSA Und Ausbau für 7 Monate im Barrique.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Hochrain</text:p>
          </table:table-cell>
          <table:table-cell table:number-columns-repeated="2"/>
          <table:table-cell office:value-type="string" calcext:value-type="string">
            <text:p>Wachau</text:p>
          </table:table-cell>
          <table:table-cell office:value-type="string" calcext:value-type="string">
            <text:p>Hirtzberger</text:p>
          </table:table-cell>
          <table:table-cell office:value-type="float" office:value="2022" calcext:value-type="float">
            <text:p>202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rande reserve</text:p>
          </table:table-cell>
          <table:table-cell table:number-columns-repeated="2"/>
          <table:table-cell office:value-type="string" calcext:value-type="string">
            <text:p>Pfalz</text:p>
          </table:table-cell>
          <table:table-cell office:value-type="string" calcext:value-type="string">
            <text:p>Metzger</text:p>
          </table:table-cell>
          <table:table-cell office:value-type="float" office:value="2014" calcext:value-type="float">
            <text:p>2014</text:p>
          </table:table-cell>
          <table:table-cell office:value-type="float" office:value="21.4" calcext:value-type="float">
            <text:p>2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 Cut 202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table:number-columns-repeated="3"/>
          <table:table-cell office:value-type="string" calcext:value-type="string">
            <text:p>St. Michael Eppan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 Fallwind 2020 1 (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0-550m.ü.M. Gärung; Stahltank. Ausbau; BSA, 12 Monate in BarriqueTonneau 70%, 30% im grossen Holzfass. Assemblage und weitere Reifung im Holzfas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on</text:p>
          </table:table-cell>
          <table:table-cell table:number-columns-repeated="3"/>
          <table:table-cell office:value-type="string" calcext:value-type="string">
            <text:p>Manincor</text:p>
          </table:table-cell>
          <table:table-cell office:value-type="float" office:value="2019" calcext:value-type="float">
            <text:p>2019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3 <text:s/>2022-1 (26,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Kotznloater </text:p>
          </table:table-cell>
          <table:table-cell table:number-columns-repeated="3"/>
          <table:table-cell office:value-type="string" calcext:value-type="string">
            <text:p>Pfitscher</text:p>
          </table:table-cell>
          <table:table-cell office:value-type="float" office:value="2012" calcext:value-type="float">
            <text:p>2012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2 Cortazo euro 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ärung</text:p>
          </table:table-cell>
          <table:table-cell office:value-type="string" calcext:value-type="string">
            <text:p><text:s/>Edelstahltank mit Umwälzung. Ausbau</text:p>
          </table:table-cell>
          <table:table-cell office:value-type="string" calcext:value-type="string">
            <text:p><text:s/>8 Monate in Eichenfässern. 2 Monate Flaschenlagerung.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Sass Roa</text:p>
          </table:table-cell>
          <table:table-cell table:number-columns-repeated="3"/>
          <table:table-cell office:value-type="string" calcext:value-type="string">
            <text:p>Laimburg</text:p>
          </table:table-cell>
          <table:table-cell office:value-type="float" office:value="2019" calcext:value-type="float">
            <text:p>2019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 2021-2 17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0m.ü.M. Ausbau</text:p>
          </table:table-cell>
          <table:table-cell office:value-type="string" calcext:value-type="string">
            <text:p><text:s/>20 Monate im EichenHolz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Pfarrhof </text:p>
          </table:table-cell>
          <table:table-cell table:number-columns-repeated="2"/>
          <table:table-cell office:value-type="string" calcext:value-type="string">
            <text:p>95% Cabernet Sauvignon, 5% Merlot</text:p>
          </table:table-cell>
          <table:table-cell office:value-type="string" calcext:value-type="string">
            <text:p>Kellerei Kaltern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ntessenz 2017-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ärung; Maischgärung im Holzbottich, 4 wöchige Mazeration, BSA. Ausbau; <text:s/>18 Monate im Barrique 50%neu. Leichte Filtration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Staves </text:p>
          </table:table-cell>
          <table:table-cell table:number-columns-repeated="2"/>
          <table:table-cell office:value-type="string" calcext:value-type="string">
            <text:p>Cabernet Sauvgnon</text:p>
          </table:table-cell>
          <table:table-cell office:value-type="string" calcext:value-type="string">
            <text:p>Kornellhof</text:p>
          </table:table-cell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es 2020-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0-320m.ü.M. Gärung; im Holzbottich mit Maischekontakt für 12 Tage. Ausbau; BSA, 20 Monate in Barrique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Staves </text:p>
          </table:table-cell>
          <table:table-cell table:number-columns-repeated="2"/>
          <table:table-cell office:value-type="string" calcext:value-type="string">
            <text:p>Cabernet sauvignon</text:p>
          </table:table-cell>
          <table:table-cell office:value-type="string" calcext:value-type="string">
            <text:p>Kornellhof</text:p>
          </table:table-cell>
          <table:table-cell office:value-type="float" office:value="2007" calcext:value-type="float">
            <text:p>2007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0-320m.ü.M. Gärung; im Holzbottich mit Maischekontakt für 12 Tage. Ausbau; BSA, 20 Monate in Barrique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</text:p>
          </table:table-cell>
          <table:table-cell table:number-columns-repeated="3"/>
          <table:table-cell office:value-type="string" calcext:value-type="string">
            <text:p>Griesbauer</text:p>
          </table:table-cell>
          <table:table-cell office:value-type="float" office:value="2016" calcext:value-type="float">
            <text:p>2016</text:p>
          </table:table-cell>
          <table:table-cell office:value-type="float" office:value="20.9" calcext:value-type="float">
            <text:p>2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mot- 1 <text:s/>Marmot20-1 (20,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t </text:p>
          </table:table-cell>
          <table:table-cell table:number-columns-repeated="2"/>
          <table:table-cell office:value-type="string" calcext:value-type="string">
            <text:p>lagrein, merlot, cabernet s., 5%cabernet f.,5%petit verdot</text:p>
          </table:table-cell>
          <table:table-cell office:value-type="string" calcext:value-type="string">
            <text:p>Peter Sölva &amp; Söhne</text:p>
          </table:table-cell>
          <table:table-cell office:value-type="float" office:value="2021" calcext:value-type="float">
            <text:p>2021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2 (2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. 10% Trockenbeeren ( am Stock getrocknet). 250-450m.ü.M. Unterschiedliche Erntezeitpunkte. Gärung; traditionelle Maischegärung im Edelstahltank. Ausbau; BSA, in Barrique 1/3neu für 1 Jahr.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Riserva</text:p>
          </table:table-cell>
          <table:table-cell table:number-columns-repeated="3"/>
          <table:table-cell office:value-type="string" calcext:value-type="string">
            <text:p>M.P.</text:p>
          </table:table-cell>
          <table:table-cell office:value-type="float" office:value="2012" calcext:value-type="float">
            <text:p>2012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 nicht gelist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nellaia </text:p>
          </table:table-cell>
          <table:table-cell table:number-columns-repeated="2"/>
          <table:table-cell office:value-type="string" calcext:value-type="string">
            <text:p>52% Cabernet sauvignon, 22% Merlot, 21% Cabernet f., 5% Petit verdot</text:p>
          </table:table-cell>
          <table:table-cell office:value-type="string" calcext:value-type="string">
            <text:p>Tenuta Ornellaia</text:p>
          </table:table-cell>
          <table:table-cell office:value-type="float" office:value="2012" calcext:value-type="float">
            <text:p>201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 (157,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30" calcext:value-type="float">
            <text:p>4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8 Monate in Barrique mit BSA (70% neu, 30% zweitgebrauch). Assemlage nach den ersten 12 Monaten. 12 Monate Flaschenlagerung.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rss</text:p>
          </table:table-cell>
          <table:table-cell table:number-columns-repeated="3"/>
          <table:table-cell office:value-type="string" calcext:value-type="string">
            <text:p>Angelo Gaja</text:p>
          </table:table-cell>
          <table:table-cell office:value-type="float" office:value="2008" calcext:value-type="float">
            <text:p>2008</text:p>
          </table:table-cell>
          <table:table-cell office:value-type="float" office:value="266.95" calcext:value-type="float">
            <text:p>266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 (42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90" calcext:value-type="float">
            <text:p>59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andlese. Gärung; im Rotortank auf der Schale für 10-12 Tage Barbera, 12-14 Tage Nebbiolo. Ausbau; 16-18 Monate in neuen franz. Barrique.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chézeaux Grand Cru</text:p>
          </table:table-cell>
          <table:table-cell table:number-columns-repeated="3"/>
          <table:table-cell office:value-type="string" calcext:value-type="string">
            <text:p>Jean-Marc Millot</text:p>
          </table:table-cell>
          <table:table-cell office:value-type="float" office:value="2016" calcext:value-type="float">
            <text:p>201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2 (euro 17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82" calcext:value-type="float">
            <text:p>2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IO. Alles Handarbeit, er benutzt keine Maschienen, weder für die Ernte noch fürs Pressen, auch die Abfüllung und verkorkung. Weine werden in Eichenfässern ausgebaut mit BSA. Jean-Marc hat die Domaine 1997 nach langjährigem Familienstreit übernommen.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iebeneich </text:p>
          </table:table-cell>
          <table:table-cell table:number-columns-repeated="3"/>
          <table:table-cell office:value-type="string" calcext:value-type="string">
            <text:p>Schreckbichl Colterenzio</text:p>
          </table:table-cell>
          <table:table-cell office:value-type="float" office:value="2018" calcext:value-type="float">
            <text:p>2018</text:p>
          </table:table-cell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 2021-2 (10,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ärung; Edelstahl. Ausbau; 18 Monate teils Barrique, teils grosses Holzfass.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table:number-columns-repeated="2"/>
          <table:table-cell office:value-type="string" calcext:value-type="string">
            <text:p>Sangiovese</text:p>
          </table:table-cell>
          <table:table-cell office:value-type="string" calcext:value-type="string">
            <text:p>Podere Boscarelli</text:p>
          </table:table-cell>
          <table:table-cell office:value-type="float" office:value="2015" calcext:value-type="float">
            <text:p>2015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2 (1,2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SA.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/>
          <table:table-cell office:value-type="string" calcext:value-type="string">
            <text:p>Comtess St. Valentin </text:p>
          </table:table-cell>
          <table:table-cell table:number-columns-repeated="2"/>
          <table:table-cell office:value-type="string" calcext:value-type="string">
            <text:p>Gewürztraminer </text:p>
          </table:table-cell>
          <table:table-cell office:value-type="string" calcext:value-type="string">
            <text:p>St. Michael Eppan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2 (23,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 = <text:s/>Rebalter 20 Jahre. 600m.ü.M. Lese Mitte Dezember. Eingetrocknete Trauben werden abgepresst, teils im Stahltank teils im kleinen Holz vergoren und Ausgebaut.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/>
          <table:table-cell office:value-type="string" calcext:value-type="string">
            <text:p>Passito </text:p>
          </table:table-cell>
          <table:table-cell table:number-columns-repeated="2"/>
          <table:table-cell office:value-type="string" calcext:value-type="string">
            <text:p>petit manseng</text:p>
          </table:table-cell>
          <table:table-cell office:value-type="string" calcext:value-type="string">
            <text:p>Bergkellerei 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Quintessenz Moscato Giallo Passito <text:s/></text:p>
          </table:table-cell>
          <table:table-cell table:number-columns-repeated="2"/>
          <table:table-cell office:value-type="string" calcext:value-type="string">
            <text:p>Goldenmuskateller</text:p>
          </table:table-cell>
          <table:table-cell office:value-type="string" calcext:value-type="string">
            <text:p>Kellerei Kaltern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7 28,4 e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balter: 20 Jahre. Trauben werden für 5 Monate getrocknet. Gärung und Ausbau für 24 Monate auf der Feinhefe im Tonneau.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office:value-type="string" calcext:value-type="string">
            <text:p>Lagrein passito</text:p>
          </table:table-cell>
          <table:table-cell table:number-columns-repeated="3"/>
          <table:table-cell office:value-type="string" calcext:value-type="string">
            <text:p>Kiemberger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paul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  <table:table-cell office:value-type="string" calcext:value-type="string">
            <text:p>Transylvnian Ice Wine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s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office:value-type="string" calcext:value-type="string">
            <text:p>Kracher NO.7 15 Years Later</text:p>
          </table:table-cell>
          <table:table-cell table:number-columns-repeated="4"/>
          <table:table-cell office:value-type="float" office:value="2001" calcext:value-type="float">
            <text:p>2001</text:p>
          </table:table-cell>
          <table:table-cell office:value-type="float" office:value="46.9" calcext:value-type="float">
            <text:p>4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  <table:table-cell office:value-type="string" calcext:value-type="string">
            <text:p>Alternativa bianco</text:p>
          </table:table-cell>
          <table:table-cell table:number-columns-repeated="2"/>
          <table:table-cell office:value-type="string" calcext:value-type="string">
            <text:p>pinot grigio </text:p>
          </table:table-cell>
          <table:table-cell office:value-type="string" calcext:value-type="string">
            <text:p>Princess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8T18:10:25.871106045</dc:date>
    <meta:editing-duration>PT18S</meta:editing-duration>
    <meta:editing-cycles>1</meta:editing-cycles>
    <meta:document-statistic meta:table-count="3" meta:cell-count="988" meta:object-count="0"/>
    <meta:generator>LibreOffice/7.3.7.2$Linux_X86_64 LibreOffice_project/30$Build-2</meta:generator>
  </office:meta>
</office:document-meta>
</file>